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Context.getIni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Context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Context.PortletContext( javax . portlet . Portle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Context.set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Context.getInitParame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Context.getMimeType( String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Context.getResourceAsStream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Context.getMino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Context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Context.getResource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Context.getMajo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Context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Context.getServer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Context.getRealPath( String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ortletContext.getPortletContex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